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C00000005E209109F3955B91B2.gif" manifest:media-type="image/gi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41in" style:rel-column-width="13130*"/>
    </style:style>
    <style:style style:name="Table1.B" style:family="table-column">
      <style:table-column-properties style:column-width="4.1278in" style:rel-column-width="40417*"/>
    </style:style>
    <style:style style:name="Table1.C" style:family="table-column">
      <style:table-column-properties style:column-width="1.2243in" style:rel-column-width="1198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StatoDocumento" style:family="table">
      <style:table-properties style:width="6.6931in" table:align="margins"/>
    </style:style>
    <style:style style:name="StatoDocumento.A" style:family="table-column">
      <style:table-column-properties style:column-width="1.341in" style:rel-column-width="13130*"/>
    </style:style>
    <style:style style:name="StatoDocumento.B" style:family="table-column">
      <style:table-column-properties style:column-width="4.1278in" style:rel-column-width="40417*"/>
    </style:style>
    <style:style style:name="StatoDocumento.C" style:family="table-column">
      <style:table-column-properties style:column-width="1.2243in" style:rel-column-width="11988*"/>
    </style:style>
    <style:style style:name="StatoDocumento.A1" style:family="table-cell">
      <style:table-cell-properties fo:padding="0.0382in" fo:border-left="0.05pt solid #000000" fo:border-right="none" fo:border-top="0.05pt solid #000000" fo:border-bottom="0.05pt solid #000000"/>
    </style:style>
    <style:style style:name="StatoDocumento.C1" style:family="table-cell">
      <style:table-cell-properties fo:padding="0.0382in" fo:border="0.05pt solid #000000"/>
    </style:style>
    <style:style style:name="StatoDocumento.A2" style:family="table-cell">
      <style:table-cell-properties fo:padding="0.0382in" fo:border-left="0.05pt solid #000000" fo:border-right="none" fo:border-top="none" fo:border-bottom="0.05pt solid #000000"/>
    </style:style>
    <style:style style:name="StatoDocumento.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8542in" style:rel-column-width="37738*"/>
    </style:style>
    <style:style style:name="Table2.B" style:family="table-column">
      <style:table-column-properties style:column-width="0.6076in" style:rel-column-width="5949*"/>
    </style:style>
    <style:style style:name="Table2.C" style:family="table-column">
      <style:table-column-properties style:column-width="2.2313in" style:rel-column-width="2184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7" style:family="table-cell">
      <style:table-cell-properties style:vertical-align="middle" fo:padding="0.0382in" fo:border-left="0.05pt solid #000000" fo:border-right="none" fo:border-top="0.05pt solid #000000" fo:border-bottom="0.05pt solid #000000"/>
    </style:style>
    <style:style style:name="Table2.A10" style:family="table-cell">
      <style:table-cell-properties style:vertical-align="middle" fo:padding="0.0382in" fo:border-left="0.05pt solid #000000" fo:border-right="none" fo:border-top="none" fo:border-bottom="0.05pt solid #000000"/>
    </style:style>
    <style:style style:name="Table5" style:family="table">
      <style:table-properties style:width="6.6931in" table:align="margins"/>
    </style:style>
    <style:style style:name="Table5.A" style:family="table-column">
      <style:table-column-properties style:column-width="3.8542in" style:rel-column-width="37737*"/>
    </style:style>
    <style:style style:name="Table5.B" style:family="table-column">
      <style:table-column-properties style:column-width="0.6076in" style:rel-column-width="5949*"/>
    </style:style>
    <style:style style:name="Table5.C" style:family="table-column">
      <style:table-column-properties style:column-width="2.2313in" style:rel-column-width="21849*"/>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2.3264in" style:rel-column-width="22778*"/>
    </style:style>
    <style:style style:name="Table15.B" style:family="table-column">
      <style:table-column-properties style:column-width="4.3667in" style:rel-column-width="427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7" style:family="table-cell">
      <style:table-cell-properties style:vertical-align="middle" fo:padding="0.0382in" fo:border-left="0.05pt solid #000000" fo:border-right="none" fo:border-top="0.05pt solid #000000" fo:border-bottom="0.05pt solid #000000"/>
    </style:style>
    <style:style style:name="Table15.A9" style:family="table-cell">
      <style:table-cell-properties style:vertical-align="middle" fo:padding="0.0382in" fo:border-left="0.05pt solid #000000" fo:border-right="none" fo:border-top="none" fo:border-bottom="0.05pt solid #000000"/>
    </style:style>
    <style:style style:name="Table16" style:family="table">
      <style:table-properties style:width="6.6931in" table:align="margins"/>
    </style:style>
    <style:style style:name="Table16.A" style:family="table-column">
      <style:table-column-properties style:column-width="2.3264in" style:rel-column-width="22778*"/>
    </style:style>
    <style:style style:name="Table16.B" style:family="table-column">
      <style:table-column-properties style:column-width="4.3667in" style:rel-column-width="427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8542in" style:rel-column-width="37738*"/>
    </style:style>
    <style:style style:name="Table6.B" style:family="table-column">
      <style:table-column-properties style:column-width="0.6076in" style:rel-column-width="5949*"/>
    </style:style>
    <style:style style:name="Table6.C" style:family="table-column">
      <style:table-column-properties style:column-width="2.2313in" style:rel-column-width="21848*"/>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2.3125in"/>
    </style:style>
    <style:style style:name="Table7.B" style:family="table-column">
      <style:table-column-properties style:column-width="0.5in"/>
    </style:style>
    <style:style style:name="Table7.C" style:family="table-column">
      <style:table-column-properties style:column-width="3.8854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2.3125in"/>
    </style:style>
    <style:style style:name="Table8.B" style:family="table-column">
      <style:table-column-properties style:column-width="0.5in"/>
    </style:style>
    <style:style style:name="Table8.C" style:family="table-column">
      <style:table-column-properties style:column-width="3.8854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text-properties officeooo:rsid="000cb2de" officeooo:paragraph-rsid="02c5816a"/>
    </style:style>
    <style:style style:name="P10" style:family="paragraph" style:parent-style-name="Table_20_Contents">
      <style:text-properties fo:font-variant="normal" fo:text-transform="none" officeooo:paragraph-rsid="02c5816a"/>
    </style:style>
    <style:style style:name="P11" style:family="paragraph" style:parent-style-name="Table_20_Contents">
      <style:text-properties style:text-line-through-style="none" style:text-line-through-type="none" officeooo:rsid="01a80ceb" officeooo:paragraph-rsid="01a80ceb"/>
    </style:style>
    <style:style style:name="P12" style:family="paragraph" style:parent-style-name="Table_20_Contents">
      <style:paragraph-properties fo:text-align="center" style:justify-single-word="false"/>
      <style:text-properties officeooo:rsid="01a80ceb" officeooo:paragraph-rsid="01a80ceb"/>
    </style:style>
    <style:style style:name="P13" style:family="paragraph" style:parent-style-name="Table_20_Contents">
      <style:paragraph-properties fo:text-align="end" style:justify-single-word="false"/>
      <style:text-properties officeooo:rsid="01a80ceb" officeooo:paragraph-rsid="01a80ceb"/>
    </style:style>
    <style:style style:name="P14" style:family="paragraph" style:parent-style-name="Table_20_Contents">
      <style:text-properties officeooo:rsid="02993bdd" officeooo:paragraph-rsid="02efd89b"/>
    </style:style>
    <style:style style:name="P15" style:family="paragraph" style:parent-style-name="Table_20_Contents">
      <style:text-properties fo:font-size="10pt" officeooo:rsid="02ab39d6" officeooo:paragraph-rsid="02efd89b" style:font-size-asian="10pt" style:font-size-complex="10pt"/>
    </style:style>
    <style:style style:name="P16" style:family="paragraph" style:parent-style-name="Table_20_Contents">
      <style:text-properties fo:font-size="10pt" officeooo:rsid="02993bdd" officeooo:paragraph-rsid="02efd89b" style:font-size-asian="10pt" style:font-size-complex="10pt"/>
    </style:style>
    <style:style style:name="P17" style:family="paragraph" style:parent-style-name="Table_20_Contents">
      <style:text-properties fo:font-size="10pt" officeooo:rsid="02a27bce" officeooo:paragraph-rsid="02efd89b" style:font-size-asian="10pt" style:font-size-complex="10pt"/>
    </style:style>
    <style:style style:name="P18" style:family="paragraph" style:parent-style-name="Table_20_Contents">
      <style:text-properties fo:font-size="10pt" officeooo:rsid="029ad5fa" officeooo:paragraph-rsid="02efd89b" style:font-size-asian="10pt" style:font-size-complex="10pt"/>
    </style:style>
    <style:style style:name="P19" style:family="paragraph" style:parent-style-name="Table_20_Contents">
      <style:text-properties fo:font-size="10pt" officeooo:rsid="02a053bd" officeooo:paragraph-rsid="02efd89b" style:font-size-asian="10pt" style:font-size-complex="10pt"/>
    </style:style>
    <style:style style:name="P20" style:family="paragraph" style:parent-style-name="Table_20_Contents">
      <style:text-properties fo:font-size="10pt" officeooo:rsid="02c7a427" officeooo:paragraph-rsid="02efd89b" style:font-size-asian="10pt" style:font-size-complex="10pt"/>
    </style:style>
    <style:style style:name="P21" style:family="paragraph" style:parent-style-name="Table_20_Contents">
      <style:text-properties fo:font-size="10pt" officeooo:rsid="02c8261a" officeooo:paragraph-rsid="02efd89b" style:font-size-asian="10pt" style:font-size-complex="10pt"/>
    </style:style>
    <style:style style:name="P22" style:family="paragraph" style:parent-style-name="Table_20_Contents">
      <style:text-properties fo:font-size="10pt" officeooo:rsid="02ccd418" officeooo:paragraph-rsid="02efd89b" style:font-size-asian="10pt" style:font-size-complex="10pt"/>
    </style:style>
    <style:style style:name="P23" style:family="paragraph" style:parent-style-name="Table_20_Contents">
      <style:text-properties fo:font-size="10pt" officeooo:rsid="02ace318" officeooo:paragraph-rsid="02efd89b" style:font-size-asian="10pt" style:font-size-complex="10pt"/>
    </style:style>
    <style:style style:name="P24" style:family="paragraph" style:parent-style-name="Table_20_Contents">
      <style:text-properties fo:font-size="10pt" officeooo:rsid="02df6614" officeooo:paragraph-rsid="02efd89b" style:font-size-asian="10pt" style:font-size-complex="10pt"/>
    </style:style>
    <style:style style:name="P25" style:family="paragraph" style:parent-style-name="Table_20_Contents">
      <style:text-properties style:font-name="Verdana" fo:font-size="12pt" fo:font-weight="normal" officeooo:rsid="0013b0d7" officeooo:paragraph-rsid="02c5816a" style:font-size-asian="12pt" style:font-weight-asian="normal" style:font-size-complex="12pt" style:font-weight-complex="normal"/>
    </style:style>
    <style:style style:name="P26" style:family="paragraph" style:parent-style-name="Table_20_Contents">
      <style:text-properties officeooo:paragraph-rsid="02c5816a"/>
    </style:style>
    <style:style style:name="P27" style:family="paragraph" style:parent-style-name="Standard">
      <style:text-properties officeooo:paragraph-rsid="000c5882"/>
    </style:style>
    <style:style style:name="P28"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29" style:family="paragraph" style:parent-style-name="Standard">
      <style:text-properties officeooo:rsid="000c5882" officeooo:paragraph-rsid="000c5882"/>
    </style:style>
    <style:style style:name="P30"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1" style:family="paragraph" style:parent-style-name="Standard">
      <style:paragraph-properties fo:text-align="center" style:justify-single-word="false"/>
      <style:text-properties fo:font-weight="bold" officeooo:rsid="000c5882" officeooo:paragraph-rsid="02c5816a" style:font-weight-asian="bold" style:font-weight-complex="bold"/>
    </style:style>
    <style:style style:name="P32" style:family="paragraph" style:parent-style-name="Standard">
      <style:text-properties officeooo:rsid="000f5e0a" officeooo:paragraph-rsid="000f5e0a"/>
    </style:style>
    <style:style style:name="P33"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34" style:family="paragraph" style:parent-style-name="Standard">
      <style:paragraph-properties fo:text-align="start" style:justify-single-word="false"/>
      <style:text-properties fo:font-style="italic" fo:font-weight="bold" officeooo:rsid="02d2e8a8" officeooo:paragraph-rsid="02efd89b" style:font-style-asian="italic" style:font-weight-asian="bold" style:font-style-complex="italic" style:font-weight-complex="bold"/>
    </style:style>
    <style:style style:name="P35" style:family="paragraph" style:parent-style-name="Standard">
      <style:text-properties fo:font-style="italic" fo:font-weight="bold" officeooo:rsid="02d2e8a8" officeooo:paragraph-rsid="02efd89b" style:font-style-asian="italic" style:font-weight-asian="bold" style:font-style-complex="italic" style:font-weight-complex="bold"/>
    </style:style>
    <style:style style:name="P36" style:family="paragraph" style:parent-style-name="Standard">
      <style:text-properties fo:font-size="6pt" style:font-size-asian="5.25pt" style:font-size-complex="6pt"/>
    </style:style>
    <style:style style:name="P37" style:family="paragraph" style:parent-style-name="Standard">
      <style:paragraph-properties fo:text-align="center" style:justify-single-word="false"/>
      <style:text-properties fo:font-size="6pt" fo:font-weight="bold" officeooo:rsid="000c5882" officeooo:paragraph-rsid="02c5816a" style:font-size-asian="5.25pt" style:font-weight-asian="bold" style:font-size-complex="6pt" style:font-weight-complex="bold"/>
    </style:style>
    <style:style style:name="P38" style:family="paragraph" style:parent-style-name="Standard">
      <style:paragraph-properties fo:text-align="center" style:justify-single-word="false"/>
    </style:style>
    <style:style style:name="P39" style:family="paragraph" style:parent-style-name="Standard">
      <style:text-properties officeooo:rsid="02aa8516" officeooo:paragraph-rsid="02efd89b"/>
    </style:style>
    <style:style style:name="P40" style:family="paragraph" style:parent-style-name="Standard">
      <style:text-properties style:font-name="Verdana" fo:font-size="12pt" fo:font-weight="normal" officeooo:rsid="0013b0d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officeooo:rsid="02ccd418" officeooo:paragraph-rsid="02efd89b"/>
    </style:style>
    <style:style style:name="P42" style:family="paragraph" style:parent-style-name="Standard">
      <style:text-properties officeooo:rsid="02af6f41" officeooo:paragraph-rsid="02efd89b"/>
    </style:style>
    <style:style style:name="P43"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44"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45"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officeooo:paragraph-rsid="02efd89b"/>
    </style:style>
    <style:style style:name="P47" style:family="paragraph" style:parent-style-name="Text_20_body">
      <style:paragraph-properties fo:text-align="justify" style:justify-single-word="false"/>
      <style:text-properties fo:font-style="italic" officeooo:rsid="029ad5fa" officeooo:paragraph-rsid="02efd89b" style:font-style-asian="italic" style:font-style-complex="italic"/>
    </style:style>
    <style:style style:name="P48" style:family="paragraph" style:parent-style-name="Text_20_body">
      <style:text-properties fo:font-style="italic" officeooo:rsid="029ad5fa" officeooo:paragraph-rsid="02efd89b" style:font-style-asian="italic" style:font-style-complex="italic"/>
    </style:style>
    <style:style style:name="P49" style:family="paragraph" style:parent-style-name="Text_20_body">
      <style:paragraph-properties fo:text-align="justify" style:justify-single-word="false"/>
      <style:text-properties fo:font-style="italic" officeooo:rsid="02aa8516" officeooo:paragraph-rsid="02efd89b" style:font-style-asian="italic" style:font-style-complex="italic"/>
    </style:style>
    <style:style style:name="P50" style:family="paragraph" style:parent-style-name="Text_20_body">
      <style:paragraph-properties fo:text-align="justify" style:justify-single-word="false"/>
      <style:text-properties officeooo:rsid="02a54848" officeooo:paragraph-rsid="02efd89b"/>
    </style:style>
    <style:style style:name="P51" style:family="paragraph" style:parent-style-name="Text_20_body">
      <style:text-properties officeooo:rsid="02aa8516" officeooo:paragraph-rsid="02efd89b"/>
    </style:style>
    <style:style style:name="P52" style:family="paragraph" style:parent-style-name="Text_20_body">
      <style:text-properties fo:font-size="10pt" fo:font-weight="bold" officeooo:rsid="02993bdd" officeooo:paragraph-rsid="02efd89b" style:font-size-asian="10pt" style:font-weight-asian="bold" style:font-size-complex="10pt" style:font-weight-complex="bold"/>
    </style:style>
    <style:style style:name="P53" style:family="paragraph" style:parent-style-name="Text_20_body">
      <style:text-properties fo:font-size="10pt" fo:font-weight="bold" officeooo:rsid="02c8261a" officeooo:paragraph-rsid="02efd89b" style:font-size-asian="10pt" style:font-weight-asian="bold" style:font-size-complex="10pt" style:font-weight-complex="bold"/>
    </style:style>
    <style:style style:name="P54" style:family="paragraph" style:parent-style-name="Text_20_body">
      <style:text-properties fo:font-size="10pt" fo:font-weight="bold" officeooo:rsid="02ccd418" officeooo:paragraph-rsid="02efd89b" style:font-size-asian="10pt" style:font-weight-asian="bold" style:font-size-complex="10pt" style:font-weight-complex="bold"/>
    </style:style>
    <style:style style:name="P55" style:family="paragraph" style:parent-style-name="Text_20_body">
      <style:text-properties fo:font-size="10pt" fo:font-weight="bold" officeooo:rsid="02df6614" officeooo:paragraph-rsid="02efd89b" style:font-size-asian="10pt" style:font-weight-asian="bold" style:font-size-complex="10pt" style:font-weight-complex="bold"/>
    </style:style>
    <style:style style:name="P56" style:family="paragraph" style:parent-style-name="Text_20_body">
      <style:paragraph-properties fo:text-align="justify" style:justify-single-word="false"/>
      <style:text-properties officeooo:rsid="02b59a3e" officeooo:paragraph-rsid="02efd89b"/>
    </style:style>
    <style:style style:name="P57" style:family="paragraph" style:parent-style-name="Text_20_body">
      <style:paragraph-properties fo:text-align="justify" style:justify-single-word="false"/>
      <style:text-properties officeooo:rsid="02b59a3e" officeooo:paragraph-rsid="02efd89b" fo:background-color="transparent"/>
    </style:style>
    <style:style style:name="P58" style:family="paragraph" style:parent-style-name="Text_20_body">
      <style:paragraph-properties fo:text-align="justify" style:justify-single-word="false"/>
      <style:text-properties officeooo:rsid="029ad5fa" officeooo:paragraph-rsid="02efd89b"/>
    </style:style>
    <style:style style:name="P59" style:family="paragraph" style:parent-style-name="Text_20_body">
      <style:text-properties officeooo:rsid="02ccd418" officeooo:paragraph-rsid="02efd89b"/>
    </style:style>
    <style:style style:name="P60" style:family="paragraph" style:parent-style-name="Text_20_body">
      <style:paragraph-properties fo:text-align="justify" style:justify-single-word="false"/>
      <style:text-properties officeooo:rsid="02cfde8e" officeooo:paragraph-rsid="02efd89b"/>
    </style:style>
    <style:style style:name="P61" style:family="paragraph" style:parent-style-name="Text_20_body">
      <style:text-properties officeooo:rsid="02d9c871" officeooo:paragraph-rsid="02efd89b"/>
    </style:style>
    <style:style style:name="P62" style:family="paragraph" style:parent-style-name="Text_20_body">
      <style:paragraph-properties fo:text-align="justify" style:justify-single-word="false"/>
      <style:text-properties officeooo:rsid="02aa401b" officeooo:paragraph-rsid="02efd89b"/>
    </style:style>
    <style:style style:name="P63" style:family="paragraph" style:parent-style-name="Text_20_body">
      <style:paragraph-properties fo:text-align="justify" style:justify-single-word="false"/>
      <style:text-properties officeooo:rsid="02e45841" officeooo:paragraph-rsid="02efd89b"/>
    </style:style>
    <style:style style:name="P64" style:family="paragraph" style:parent-style-name="Text_20_body">
      <style:text-properties officeooo:paragraph-rsid="02efd89b"/>
    </style:style>
    <style:style style:name="P65" style:family="paragraph" style:parent-style-name="Footnote">
      <style:text-properties officeooo:paragraph-rsid="02a86589"/>
    </style:style>
    <style:style style:name="P66" style:family="paragraph" style:parent-style-name="Footnote">
      <style:text-properties fo:font-size="8pt" officeooo:rsid="02a86589" officeooo:paragraph-rsid="02a86589" style:font-size-asian="8pt" style:font-size-complex="8pt"/>
    </style:style>
    <style:style style:name="P67" style:family="paragraph" style:parent-style-name="Footnote">
      <style:text-properties officeooo:rsid="02c1a862" officeooo:paragraph-rsid="02c1a862"/>
    </style:style>
    <style:style style:name="P68" style:family="paragraph" style:parent-style-name="Footnote">
      <style:text-properties fo:font-size="10pt" style:font-size-asian="10pt" style:font-size-complex="10pt"/>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Contents_20_2">
      <style:paragraph-properties>
        <style:tab-stops>
          <style:tab-stop style:position="6.6929in" style:type="right" style:leader-style="dotted" style:leader-text="."/>
        </style:tab-stops>
      </style:paragraph-properties>
    </style:style>
    <style:style style:name="P71" style:family="paragraph" style:parent-style-name="Standard" style:master-page-name="First_20_Page">
      <style:paragraph-properties style:page-number="auto"/>
    </style:style>
    <style:style style:name="P72" style:family="paragraph" style:parent-style-name="Heading_20_1">
      <style:text-properties officeooo:rsid="02bc36a3" officeooo:paragraph-rsid="02efd89b"/>
    </style:style>
    <style:style style:name="P73" style:family="paragraph" style:parent-style-name="Heading_20_1">
      <style:text-properties officeooo:paragraph-rsid="02efd89b"/>
    </style:style>
    <style:style style:name="P74" style:family="paragraph" style:parent-style-name="Heading_20_1" style:master-page-name="Standard">
      <style:paragraph-properties style:page-number="auto" fo:break-before="page"/>
      <style:text-properties officeooo:rsid="029914f5" officeooo:paragraph-rsid="02efd89b" fo:background-color="transparent"/>
    </style:style>
    <style:style style:name="P75" style:family="paragraph" style:parent-style-name="Heading_20_2">
      <style:text-properties officeooo:paragraph-rsid="02efd89b"/>
    </style:style>
    <style:style style:name="P76" style:family="paragraph" style:parent-style-name="Heading_20_2">
      <style:paragraph-properties fo:text-align="justify" style:justify-single-word="false"/>
      <style:text-properties officeooo:paragraph-rsid="02efd89b"/>
    </style:style>
    <style:style style:name="P77" style:family="paragraph" style:parent-style-name="Heading_20_2">
      <style:text-properties officeooo:paragraph-rsid="02fb130e"/>
    </style:style>
    <style:style style:name="P78" style:family="paragraph" style:parent-style-name="Heading_20_2">
      <style:text-properties officeooo:rsid="02fe70f4" officeooo:paragraph-rsid="02fe70f4"/>
    </style:style>
    <style:style style:name="P79" style:family="paragraph" style:parent-style-name="Text_20_body" style:list-style-name="L1">
      <style:paragraph-properties fo:text-align="justify" style:justify-single-word="false"/>
      <style:text-properties officeooo:rsid="029ad5fa" officeooo:paragraph-rsid="02efd89b"/>
    </style:style>
    <style:style style:name="P80" style:family="paragraph" style:parent-style-name="Text_20_body" style:list-style-name="L1">
      <style:paragraph-properties fo:text-align="justify" style:justify-single-word="false"/>
      <style:text-properties officeooo:rsid="029cedf8" officeooo:paragraph-rsid="02efd89b"/>
    </style:style>
    <style:style style:name="P81" style:family="paragraph" style:parent-style-name="Text_20_body" style:list-style-name="L1">
      <style:paragraph-properties fo:text-align="justify" style:justify-single-word="false"/>
      <style:text-properties officeooo:rsid="02a053bd" officeooo:paragraph-rsid="02efd89b"/>
    </style:style>
    <style:style style:name="P82" style:family="paragraph" style:parent-style-name="Text_20_body" style:list-style-name="L1">
      <style:paragraph-properties fo:text-align="justify" style:justify-single-word="false"/>
      <style:text-properties officeooo:rsid="02ddbacd" officeooo:paragraph-rsid="02efd89b"/>
    </style:style>
    <style:style style:name="P83" style:family="paragraph" style:parent-style-name="Text_20_body">
      <style:text-properties fo:font-weight="bold" officeooo:rsid="02e9b1e4" officeooo:paragraph-rsid="02efd89b" style:font-weight-asian="bold" style:font-weight-complex="bold"/>
    </style:style>
    <style:style style:name="P84" style:family="paragraph" style:parent-style-name="Text_20_body">
      <style:text-properties fo:font-style="italic" officeooo:rsid="029ad5fa" officeooo:paragraph-rsid="02f734ab" style:font-style-asian="italic" style:font-style-complex="italic"/>
    </style:style>
    <style:style style:name="P85" style:family="paragraph" style:parent-style-name="Text_20_body">
      <style:text-properties fo:font-size="10pt" fo:font-weight="bold" officeooo:rsid="02993bdd" officeooo:paragraph-rsid="02f734ab" style:font-size-asian="10pt" style:font-weight-asian="bold" style:font-size-complex="10pt" style:font-weight-complex="bold"/>
    </style:style>
    <style:style style:name="P86" style:family="paragraph" style:parent-style-name="Text_20_body">
      <style:text-properties fo:font-size="10pt" fo:font-weight="bold" officeooo:rsid="02f73e98" officeooo:paragraph-rsid="02f73e98" style:font-size-asian="10pt" style:font-weight-asian="bold" style:font-size-complex="10pt" style:font-weight-complex="bold"/>
    </style:style>
    <style:style style:name="P87" style:family="paragraph" style:parent-style-name="Text_20_body">
      <style:text-properties fo:font-size="10pt" fo:font-weight="bold" officeooo:rsid="02f81c92" officeooo:paragraph-rsid="02f81c92" style:font-size-asian="10pt" style:font-weight-asian="bold" style:font-size-complex="10pt" style:font-weight-complex="bold"/>
    </style:style>
    <style:style style:name="P88" style:family="paragraph" style:parent-style-name="Text_20_body">
      <style:text-properties fo:font-size="10pt" fo:font-weight="bold" officeooo:rsid="02f81c92" officeooo:paragraph-rsid="02fcca72" style:font-size-asian="10pt" style:font-weight-asian="bold" style:font-size-complex="10pt" style:font-weight-complex="bold"/>
    </style:style>
    <style:style style:name="P89" style:family="paragraph" style:parent-style-name="Text_20_body">
      <style:text-properties fo:font-size="10pt" fo:font-weight="bold" officeooo:rsid="02fcca72" officeooo:paragraph-rsid="02fcca72" style:font-size-asian="10pt" style:font-weight-asian="bold" style:font-size-complex="10pt" style:font-weight-complex="bold"/>
    </style:style>
    <style:style style:name="P90" style:family="paragraph" style:parent-style-name="Text_20_body">
      <style:text-properties fo:font-size="10pt" fo:font-weight="bold" officeooo:rsid="02fcca72" officeooo:paragraph-rsid="02fe70f4" style:font-size-asian="10pt" style:font-weight-asian="bold" style:font-size-complex="10pt" style:font-weight-complex="bold"/>
    </style:style>
    <style:style style:name="P91" style:family="paragraph" style:parent-style-name="Text_20_body">
      <style:text-properties officeooo:paragraph-rsid="02f734ab"/>
    </style:style>
    <style:style style:name="P92" style:family="paragraph" style:parent-style-name="Text_20_body">
      <style:text-properties officeooo:rsid="02f9060a" officeooo:paragraph-rsid="02f9060a"/>
    </style:style>
    <style:style style:name="P93" style:family="paragraph" style:parent-style-name="Text_20_body">
      <style:text-properties officeooo:rsid="02a27bce" officeooo:paragraph-rsid="02efd89b"/>
    </style:style>
    <style:style style:name="P94" style:family="paragraph" style:parent-style-name="Text_20_body">
      <style:text-properties officeooo:rsid="02a27bce" officeooo:paragraph-rsid="02fb130e"/>
    </style:style>
    <style:style style:name="P95" style:family="paragraph" style:parent-style-name="Text_20_body">
      <style:text-properties officeooo:rsid="02fb130e" officeooo:paragraph-rsid="02fb130e"/>
    </style:style>
    <style:style style:name="P96" style:family="paragraph" style:parent-style-name="Text_20_body">
      <style:text-properties style:font-name="Courier 10 Pitch" officeooo:rsid="02f9060a" officeooo:paragraph-rsid="02fb130e"/>
    </style:style>
    <style:style style:name="P97" style:family="paragraph" style:parent-style-name="Text_20_body">
      <style:text-properties style:font-name="Courier 10 Pitch" officeooo:rsid="02f9060a" officeooo:paragraph-rsid="02f9828c"/>
    </style:style>
    <style:style style:name="P98" style:family="paragraph" style:parent-style-name="Text_20_body">
      <style:text-properties style:font-name="Courier 10 Pitch" officeooo:rsid="02f9060a" officeooo:paragraph-rsid="02f9060a"/>
    </style:style>
    <style:style style:name="P99" style:family="paragraph" style:parent-style-name="Text_20_body">
      <style:text-properties style:font-name="Courier 10 Pitch" officeooo:rsid="02f9060a" officeooo:paragraph-rsid="02fe70f4"/>
    </style:style>
    <style:style style:name="P100" style:family="paragraph" style:parent-style-name="Text_20_body">
      <style:text-properties style:font-name="Courier 10 Pitch" officeooo:rsid="02fe70f4" officeooo:paragraph-rsid="02fe70f4"/>
    </style:style>
    <style:style style:name="P101" style:family="paragraph" style:parent-style-name="Text_20_body">
      <style:text-properties officeooo:rsid="02fcca72" officeooo:paragraph-rsid="02fcca72"/>
    </style:style>
    <style:style style:name="P102" style:family="paragraph" style:parent-style-name="Text_20_body">
      <style:text-properties officeooo:rsid="02fe70f4" officeooo:paragraph-rsid="02fe70f4"/>
    </style:style>
    <style:style style:name="P103" style:family="paragraph" style:parent-style-name="Table_20_Contents">
      <style:text-properties fo:font-size="10pt" officeooo:rsid="02993bdd" officeooo:paragraph-rsid="02f734ab" style:font-size-asian="10pt" style:font-size-complex="10pt"/>
    </style:style>
    <style:style style:name="P104" style:family="paragraph" style:parent-style-name="Table_20_Contents">
      <style:text-properties fo:font-size="10pt" officeooo:rsid="02c8261a" officeooo:paragraph-rsid="02f734ab" style:font-size-asian="10pt" style:font-size-complex="10pt"/>
    </style:style>
    <style:style style:name="P105" style:family="paragraph" style:parent-style-name="Table_20_Contents">
      <style:text-properties fo:font-size="10pt" officeooo:rsid="02f734ab" officeooo:paragraph-rsid="02f734ab" style:font-size-asian="10pt" style:font-size-complex="10pt"/>
    </style:style>
    <style:style style:name="P106" style:family="paragraph" style:parent-style-name="Table_20_Contents">
      <style:text-properties fo:font-size="10pt" officeooo:rsid="02f734ab" officeooo:paragraph-rsid="02f81c92" style:font-size-asian="10pt" style:font-size-complex="10pt"/>
    </style:style>
    <style:style style:name="P107" style:family="paragraph" style:parent-style-name="Table_20_Contents">
      <style:text-properties fo:font-size="10pt" officeooo:rsid="02f734ab" officeooo:paragraph-rsid="02fcca72" style:font-size-asian="10pt" style:font-size-complex="10pt"/>
    </style:style>
    <style:style style:name="P108" style:family="paragraph" style:parent-style-name="Table_20_Contents">
      <style:text-properties fo:font-size="10pt" officeooo:rsid="02f734ab" officeooo:paragraph-rsid="02fe70f4" style:font-size-asian="10pt" style:font-size-complex="10pt"/>
    </style:style>
    <style:style style:name="P109" style:family="paragraph" style:parent-style-name="Table_20_Contents">
      <style:text-properties fo:font-size="10pt" officeooo:rsid="02f73e98" officeooo:paragraph-rsid="02f73e98" style:font-size-asian="10pt" style:font-size-complex="10pt"/>
    </style:style>
    <style:style style:name="P110" style:family="paragraph" style:parent-style-name="Table_20_Contents">
      <style:text-properties fo:font-size="10pt" officeooo:rsid="02f81c92" officeooo:paragraph-rsid="02f81c92" style:font-size-asian="10pt" style:font-size-complex="10pt"/>
    </style:style>
    <style:style style:name="P111" style:family="paragraph" style:parent-style-name="Table_20_Contents">
      <style:text-properties fo:font-size="10pt" officeooo:rsid="02f9060a" officeooo:paragraph-rsid="02f9060a" style:font-size-asian="10pt" style:font-size-complex="10pt"/>
    </style:style>
    <style:style style:name="P112" style:family="paragraph" style:parent-style-name="Table_20_Contents">
      <style:text-properties fo:font-size="10pt" officeooo:rsid="02f9060a" officeooo:paragraph-rsid="02fcca72" style:font-size-asian="10pt" style:font-size-complex="10pt"/>
    </style:style>
    <style:style style:name="P113" style:family="paragraph" style:parent-style-name="Table_20_Contents">
      <style:text-properties fo:font-size="10pt" officeooo:rsid="02f9060a" officeooo:paragraph-rsid="02fe70f4" style:font-size-asian="10pt" style:font-size-complex="10pt"/>
    </style:style>
    <style:style style:name="T1" style:family="text">
      <style:text-properties officeooo:rsid="000b27d4"/>
    </style:style>
    <style:style style:name="T2" style:family="text">
      <style:text-properties fo:font-style="italic" officeooo:rsid="000b27d4" style:font-style-asian="italic" style:font-style-complex="italic"/>
    </style:style>
    <style:style style:name="T3" style:family="text">
      <style:text-properties officeooo:rsid="0230b2d5"/>
    </style:style>
    <style:style style:name="T4" style:family="text">
      <style:text-properties officeooo:rsid="0015e545"/>
    </style:style>
    <style:style style:name="T5" style:family="text">
      <style:text-properties officeooo:rsid="0106fa8c"/>
    </style:style>
    <style:style style:name="T6" style:family="text">
      <style:text-properties officeooo:rsid="01082576"/>
    </style:style>
    <style:style style:name="T7" style:family="text">
      <style:text-properties fo:font-weight="normal" style:font-weight-asian="normal" style:font-weight-complex="normal"/>
    </style:style>
    <style:style style:name="T8" style:family="text">
      <style:text-properties fo:font-weight="normal" officeooo:rsid="02d9c871" style:font-weight-asian="normal" style:font-weight-complex="normal"/>
    </style:style>
    <style:style style:name="T9" style:family="text">
      <style:text-properties fo:font-weight="normal" officeooo:rsid="02f1ae60"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2aa8516" style:font-style-asian="normal" style:font-style-complex="normal"/>
    </style:style>
    <style:style style:name="T12" style:family="text">
      <style:text-properties officeooo:rsid="029cedf8"/>
    </style:style>
    <style:style style:name="T13" style:family="text">
      <style:text-properties officeooo:rsid="02a053bd"/>
    </style:style>
    <style:style style:name="T14" style:family="text">
      <style:text-properties officeooo:rsid="02a86589"/>
    </style:style>
    <style:style style:name="T15" style:family="text">
      <style:text-properties officeooo:rsid="02aa401b"/>
    </style:style>
    <style:style style:name="T16" style:family="text">
      <style:text-properties officeooo:rsid="02aa8516"/>
    </style:style>
    <style:style style:name="T17" style:family="text">
      <style:text-properties officeooo:rsid="02af6f41"/>
    </style:style>
    <style:style style:name="T18" style:family="text">
      <style:text-properties officeooo:rsid="02af84d6"/>
    </style:style>
    <style:style style:name="T19" style:family="text">
      <style:text-properties officeooo:rsid="02b29455"/>
    </style:style>
    <style:style style:name="T20" style:family="text">
      <style:text-properties officeooo:rsid="02b5e623"/>
    </style:style>
    <style:style style:name="T21" style:family="text">
      <style:text-properties officeooo:rsid="02b74ab0"/>
    </style:style>
    <style:style style:name="T22" style:family="text">
      <style:text-properties officeooo:rsid="02b91973"/>
    </style:style>
    <style:style style:name="T23" style:family="text">
      <style:text-properties officeooo:rsid="02ba9df4"/>
    </style:style>
    <style:style style:name="T24" style:family="text">
      <style:text-properties officeooo:rsid="02bc36a3"/>
    </style:style>
    <style:style style:name="T25" style:family="text">
      <style:text-properties officeooo:rsid="02bd690d"/>
    </style:style>
    <style:style style:name="T26" style:family="text">
      <style:text-properties officeooo:rsid="02c1a862"/>
    </style:style>
    <style:style style:name="T27" style:family="text">
      <style:text-properties fo:font-size="8pt" style:font-size-asian="8pt" style:font-size-complex="8pt"/>
    </style:style>
    <style:style style:name="T28" style:family="text">
      <style:text-properties fo:font-size="10pt" style:font-size-asian="10pt" style:font-size-complex="10pt"/>
    </style:style>
    <style:style style:name="T29" style:family="text">
      <style:text-properties fo:font-size="10pt" officeooo:rsid="02a86589" style:font-size-asian="10pt" style:font-size-complex="10pt"/>
    </style:style>
    <style:style style:name="T30" style:family="text">
      <style:text-properties officeooo:rsid="02c5816a"/>
    </style:style>
    <style:style style:name="T31" style:family="text">
      <style:text-properties officeooo:rsid="02c7a427"/>
    </style:style>
    <style:style style:name="T32" style:family="text">
      <style:text-properties officeooo:rsid="02c8261a"/>
    </style:style>
    <style:style style:name="T33" style:family="text">
      <style:text-properties officeooo:rsid="02ccd418"/>
    </style:style>
    <style:style style:name="T34" style:family="text">
      <style:text-properties officeooo:rsid="02cfde8e"/>
    </style:style>
    <style:style style:name="T35" style:family="text">
      <style:text-properties officeooo:rsid="02d2e8a8"/>
    </style:style>
    <style:style style:name="T36" style:family="text">
      <style:text-properties officeooo:rsid="02d7ef12"/>
    </style:style>
    <style:style style:name="T37" style:family="text">
      <style:text-properties officeooo:rsid="02dc26a9"/>
    </style:style>
    <style:style style:name="T38" style:family="text">
      <style:text-properties officeooo:rsid="02de3080"/>
    </style:style>
    <style:style style:name="T39" style:family="text">
      <style:text-properties officeooo:rsid="02e12164"/>
    </style:style>
    <style:style style:name="T40" style:family="text">
      <style:text-properties officeooo:rsid="02e45841"/>
    </style:style>
    <style:style style:name="T41" style:family="text">
      <style:text-properties officeooo:rsid="02eed059"/>
    </style:style>
    <style:style style:name="T42" style:family="text">
      <style:text-properties officeooo:rsid="02f81c92"/>
    </style:style>
    <style:style style:name="T43" style:family="text">
      <style:text-properties officeooo:rsid="02f9060a"/>
    </style:style>
    <style:style style:name="T44" style:family="text">
      <style:text-properties officeooo:rsid="02f9828c"/>
    </style:style>
    <style:style style:name="T45" style:family="text">
      <style:text-properties officeooo:rsid="02fb13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1"/>
      <text:p text:style-name="Standard"/>
      <text:p text:style-name="P43"/>
      <text:p text:style-name="P43"><text:user-defined style:data-style-name="N0" text:name="Progetto">GovPay</text:user-defined><text:span text:style-name="T41"> </text:span><text:span text:style-name="T41"><text:user-defined style:data-style-name="N0" text:name="Versione Prodotto">2.2</text:user-defined></text:span></text:p>
      <text:p text:style-name="P44"><text:user-defined style:data-style-name="N0" text:name="Descrizione Progetto">Servizi di Intermediazione al Nodo dei Pagamenti della PA</text:user-defined></text:p>
      <text:p text:style-name="Standard"/>
      <text:p text:style-name="Standard"/>
      <text:p text:style-name="Standard"/>
      <text:p text:style-name="Standard"/>
      <text:p text:style-name="Standard"/>
      <text:p text:style-name="P38"><text:file-name text:display="name">GovPay-ManualeIntegrazioneREST</text:file-name></text:p>
      <text:p text:style-name="P38"/>
      <text:p text:style-name="P28"><text:user-defined style:data-style-name="N0" text:name="Titolo Documento">Manuale Integrazione REST</text:user-defined></text:p>
      <text:p text:style-name="P29"/>
      <text:p text:style-name="P33"><text:span text:style-name="T5">del </text:span><text:user-defined style:data-style-name="N36" text:name="Data Redazione">01/06/2016</text:user-defined> <text:span text:style-name="T4">- ver. </text:span><text:user-defined style:data-style-name="N0" text:name="Versione Documento">1.0</text:user-defined></text:p>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text:span text:style-name="T6">ATTORI</text:span> DEL DOCUMENTO</text:p>
      <text:p text:style-name="P37"/>
      <table:table table:name="Table1" table:style-name="Table1">
        <table:table-column table:style-name="Table1.A"/>
        <table:table-column table:style-name="Table1.B"/>
        <table:table-column table:style-name="Table1.C"/>
        <table:table-row>
          <table:table-cell table:style-name="Table1.A1" office:value-type="string">
            <text:p text:style-name="P9">Redatto da</text:p>
          </table:table-cell>
          <table:table-cell table:style-name="Table1.A1" office:value-type="string">
            <text:p text:style-name="P10"><text:user-defined style:data-style-name="N0" text:name="Redatto da">Lorenzo Nardi</text:user-defined></text:p>
          </table:table-cell>
          <table:table-cell table:style-name="Table1.C1" office:value-type="string">
            <text:p text:style-name="P26"><text:user-defined style:data-style-name="N36" text:name="Data Redazione">01/06/2016</text:user-defined></text:p>
          </table:table-cell>
        </table:table-row>
      </table:table>
      <text:p text:style-name="P25"/>
      <text:p text:style-name="Standard"/>
      <text:p text:style-name="Standard"/>
      <text:p text:style-name="P30">STATO DEL DOCUMENTO</text:p>
      <text:p text:style-name="P36"/>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text:span text:style-name="T30">VER</text:span>.</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12"><text:span text:style-name="T30">1.</text:span>0</text:p>
          </table:table-cell>
          <table:table-cell table:style-name="StatoDocumento.A2" office:value-type="string">
            <text:p text:style-name="P11">Rilascio prima versione</text:p>
          </table:table-cell>
          <table:table-cell table:style-name="StatoDocumento.C2" office:value-type="string">
            <text:p text:style-name="P13"><text:span text:style-name="T30">02</text:span>/0<text:span text:style-name="T30">6</text:span>/2016</text:p>
          </table:table-cell>
        </table:table-row>
      </table:table>
      <text:p text:style-name="P40"/>
      <text:p text:style-name="P45"/>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69"><text:a xlink:type="simple" xlink:href="#__RefHeading___Toc1463_1420172095" text:style-name="Index_20_Link" text:visited-style-name="Index_20_Link">1 Introduzione<text:tab/>3</text:a></text:p>
          <text:p text:style-name="P69"><text:a xlink:type="simple" xlink:href="#__RefHeading___Toc12627_1634341470" text:style-name="Index_20_Link" text:visited-style-name="Index_20_Link">2 GovPay API<text:tab/>3</text:a></text:p>
          <text:p text:style-name="P70"><text:a xlink:type="simple" xlink:href="#__RefHeading___Toc35201_1401116376" text:style-name="Index_20_Link" text:visited-style-name="Index_20_Link">2.1 Operazione di Caricamento<text:tab/>3</text:a></text:p>
          <text:p text:style-name="P70"><text:a xlink:type="simple" xlink:href="#__RefHeading___Toc13906_611478579" text:style-name="Index_20_Link" text:visited-style-name="Index_20_Link">2.2 Operazione di Estratto Conto<text:tab/>5</text:a></text:p>
          <text:p text:style-name="P69"><text:a xlink:type="simple" xlink:href="#__RefHeading___Toc13908_611478579" text:style-name="Index_20_Link" text:visited-style-name="Index_20_Link">3 Use case<text:tab/>6</text:a></text:p>
          <text:p text:style-name="P70"><text:a xlink:type="simple" xlink:href="#__RefHeading___Toc13910_611478579" text:style-name="Index_20_Link" text:visited-style-name="Index_20_Link">3.1 Inserimento nuovi versamenti<text:tab/>6</text:a></text:p>
          <text:p text:style-name="P70"><text:a xlink:type="simple" xlink:href="#__RefHeading___Toc13912_611478579" text:style-name="Index_20_Link" text:visited-style-name="Index_20_Link">3.2 Aggiornamento versamenti<text:tab/>7</text:a></text:p>
          <text:p text:style-name="P70"><text:a xlink:type="simple" xlink:href="#__RefHeading___Toc13914_611478579" text:style-name="Index_20_Link" text:visited-style-name="Index_20_Link">3.3 Acquisizione estratto conto<text:tab/>7</text:a></text:p>
          <text:p text:style-name="P70"><text:a xlink:type="simple" xlink:href="#__RefHeading___Toc13916_611478579" text:style-name="Index_20_Link" text:visited-style-name="Index_20_Link">3.4 Riconciliazione<text:tab/>7</text:a></text:p>
        </text:index-body>
      </text:table-of-content>
      <text:p text:style-name="P32"/>
      <text:p text:style-name="P32"/>
      <text:h text:style-name="P74" text:outline-level="1"><text:bookmark-start text:name="__RefHeading___Toc1463_1420172095"/>Introduzione<text:bookmark-end text:name="__RefHeading___Toc1463_1420172095"/></text:h>
      <text:p text:style-name="P57">In questo documento viene descritto un<text:span text:style-name="T22">a</text:span> <text:span text:style-name="T22">API</text:span> <text:span text:style-name="T23">semplificata </text:span>di integrazione <text:span text:style-name="T23">(GovPay API), basata su Json e HTTP, </text:span>per la gestione di pagamenti precostituiti su GovPay. <text:span text:style-name="T22">La nuova API</text:span> copre le <text:span text:style-name="T21">esigenze</text:span> di gran parte dei tributi che la PA si trova a gestire, <text:span text:style-name="T22">mentre</text:span> <text:span text:style-name="T22">resta comunque sempre possibile gestire situazioni di maggiore complessità ricorrendo all'uso dei web services</text:span> <text:span text:style-name="T21">di integrazione di GovPay</text:span><text:span text:style-name="T21"><text:note text:id="ftn1" text:note-class="footnote"><text:note-citation>1</text:note-citation><text:note-body><text:p text:style-name="P68"><text:s/><text:span text:style-name="T26">GovPay – Manuale di integrazione:</text:span></text:p><text:p text:style-name="P67"><text:span text:style-name="T27"><text:s text:c="5"/></text:span><text:a xlink:type="simple" xlink:href="https://github.com/link-it/GovPay/blob/master/resources/doc/pdf/GovPay-ManualeIntegrazione.pdf" text:style-name="Internet_20_link" text:visited-style-name="Visited_20_Internet_20_Link"><text:span text:style-name="T27">https://github.com/link-it/GovPay/blob/master/resources/doc/pdf/GovPay-ManualeIntegrazione.pdf</text:span></text:a></text:p></text:note-body></text:note></text:span><text:span text:style-name="T21">.</text:span></text:p>
      <text:p text:style-name="P57">I versamenti <text:span text:style-name="T22">gestiti tramite l'API </text:span>potranno essere pagati sia ad iniziativa PSP (tramite Avviso) che, se disponibile, tramite Portale (in via anonima tramite Avviso, oppure in via autenticata accedendo alla propria posizione debitoria).</text:p>
      <text:h text:style-name="P72" text:outline-level="1"><text:bookmark-start text:name="__RefHeading___Toc12627_1634341470"/>GovPay API<text:bookmark-end text:name="__RefHeading___Toc12627_1634341470"/></text:h>
      <text:p text:style-name="P56">I servizi d<text:span text:style-name="T24">ella GovPay API</text:span> saranno esposti tramite standard <text:span text:style-name="T24">HTTP</text:span> con messaggi in formato JSON. Nei paragrafi successivi i messaggi <text:span text:style-name="T25">sono</text:span> descritti in forma tabellare, <text:span text:style-name="T25">rimandando</text:span> <text:span text:style-name="T25">alla documentazione tecnica per i dettagli d'uso dell'interfaccia.</text:span></text:p>
      <text:h text:style-name="P75" text:outline-level="2"><text:bookmark-start text:name="__RefHeading___Toc35201_1401116376"/><text:span text:style-name="T20">Operazione di</text:span> <text:span text:style-name="T20">C</text:span>aricamento<text:bookmark-end text:name="__RefHeading___Toc35201_1401116376"/></text:h>
      <text:p text:style-name="P98">POST: /govpay/rs/caricatore/caricaVersamento</text:p>
      <text:p text:style-name="P58"><text:span text:style-name="T13">Questo servizio</text:span> permette il caricamento o aggiornamento <text:span text:style-name="T34">di un versamento</text:span>. <text:span text:style-name="T34">Ciascun versamento e' univocamente identificato dall'Identificativo versamento all'interno dell'applicativo chiamante.</text:span></text:p>
      <text:p text:style-name="P60">L'identificativo del debito, opzionale, riferisce la pendenza all'origine al versamento, usabile per legare piu' versamenti (ad esempio le rate di una tassa). Il dato e' opzionale ed usato solo nelle comunicazioni tra la PA e GovPay.</text:p>
      <text:p text:style-name="P63">L'identificativo BundleKey, opzionale, è un ulteriore identificativo usato per la ricerca del debito a partire da dati noti al contribuente. La sua composizione è legata al tipo tributo ad esempio anno e numero targa per un bollo auto oppure il numero pratica per una sanzione amministrativa.</text:p>
      <text:p text:style-name="P60">Il campo Note, opzionale, contiene una stringa ad uso e consumo della PA, pensata per codificare informazioni rilevanti per il gestionali.</text:p>
      <text:p text:style-name="P48">Struttura del messaggio di richiesta</text:p>
      <table:table table:name="Table2" table:style-name="Table2">
        <table:table-column table:style-name="Table2.A"/>
        <table:table-column table:style-name="Table2.B"/>
        <table:table-column table:style-name="Table2.C"/>
        <table:table-row>
          <table:table-cell table:style-name="Table2.A1" office:value-type="string">
            <text:p text:style-name="P55">Bundle<text:span text:style-name="T40">K</text:span>ey</text:p>
          </table:table-cell>
          <table:table-cell table:style-name="Table2.A1" office:value-type="string">
            <text:p text:style-name="P24">Opt</text:p>
          </table:table-cell>
          <table:table-cell table:style-name="Table2.C1" office:value-type="string">
            <text:p text:style-name="P24">Identificativo di ricerca versamento. <text:span text:style-name="T39">La costruzione della bundlekey è legata al tributo.</text:span></text:p>
          </table:table-cell>
        </table:table-row>
        <table:table-row>
          <table:table-cell table:style-name="Table2.A2" office:value-type="string">
            <text:p text:style-name="P52">Codice creditore</text:p>
          </table:table-cell>
          <table:table-cell table:style-name="Table2.A2" office:value-type="string">
            <text:p text:style-name="P16">Obb</text:p>
          </table:table-cell>
          <table:table-cell table:style-name="Table2.C2" office:value-type="string">
            <text:p text:style-name="P16">Codice fiscale della PA</text:p>
          </table:table-cell>
        </table:table-row>
        <table:table-row>
          <table:table-cell table:style-name="Table2.A2" office:value-type="string">
            <text:p text:style-name="P52">Codice tributo</text:p>
          </table:table-cell>
          <table:table-cell table:style-name="Table2.A2" office:value-type="string">
            <text:p text:style-name="P16">Obb</text:p>
          </table:table-cell>
          <table:table-cell table:style-name="Table2.C2" office:value-type="string">
            <text:p text:style-name="P16">IMU, TARI, etc...</text:p>
          </table:table-cell>
        </table:table-row>
        <table:table-row>
          <table:table-cell table:style-name="Table2.A2" office:value-type="string">
            <text:p text:style-name="P52">Codice fiscale contribuente</text:p>
          </table:table-cell>
          <table:table-cell table:style-name="Table2.A2" office:value-type="string">
            <text:p text:style-name="P16">Obb</text:p>
          </table:table-cell>
          <table:table-cell table:style-name="Table2.C2" office:value-type="string">
            <text:p text:style-name="P20">Codice fiscale o Partita iva</text:p>
          </table:table-cell>
        </table:table-row>
        <table:table-row>
          <table:table-cell table:style-name="Table2.A2" office:value-type="string">
            <text:p text:style-name="P52">Anagrafica contribuente</text:p>
          </table:table-cell>
          <table:table-cell table:style-name="Table2.A2" office:value-type="string">
            <text:p text:style-name="P21">Obb</text:p>
          </table:table-cell>
          <table:table-cell table:style-name="Table2.C2" office:value-type="string">
            <text:p text:style-name="P16">Nome e cognome del contribuente</text:p>
          </table:table-cell>
        </table:table-row>
        <table:table-row>
          <table:table-cell table:style-name="Table2.A2" office:value-type="string">
            <text:p text:style-name="P53">Identificativo debito</text:p>
          </table:table-cell>
          <table:table-cell table:style-name="Table2.A2" office:value-type="string">
            <text:p text:style-name="P21">Opt</text:p>
          </table:table-cell>
          <table:table-cell table:style-name="Table2.C2" office:value-type="string">
            <text:p text:style-name="P21">Riferimento al debito all'origine del versamento</text:p>
          </table:table-cell>
        </table:table-row>
        <table:table-row>
          <table:table-cell table:style-name="Table2.A7" office:value-type="string">
            <text:p text:style-name="P52"><text:span text:style-name="T31">Identificativo</text:span> <text:span text:style-name="T32">v</text:span>ersamento</text:p>
          </table:table-cell>
          <table:table-cell table:style-name="Table2.A2" office:value-type="string">
            <text:p text:style-name="P16">Obb</text:p>
          </table:table-cell>
          <table:table-cell table:style-name="Table2.C2" office:value-type="string">
            <text:p text:style-name="P20">Identificativo del versamento <text:span text:style-name="T32">sui sistemi dell'ente</text:span></text:p>
          </table:table-cell>
        </table:table-row>
        <table:table-row>
          <table:table-cell table:style-name="Table2.A7" office:value-type="string">
            <text:p text:style-name="P52">Importo</text:p>
          </table:table-cell>
          <table:table-cell table:style-name="Table2.A2" office:value-type="string">
            <text:p text:style-name="P16">Obb</text:p>
          </table:table-cell>
          <table:table-cell table:style-name="Table2.C2" office:value-type="string">
            <text:p text:style-name="P19">In euro con 2 cifre decimali</text:p>
          </table:table-cell>
        </table:table-row>
        <table:table-row>
          <table:table-cell table:style-name="Table2.A7" office:value-type="string">
            <text:p text:style-name="P52">Data scadenza</text:p>
          </table:table-cell>
          <table:table-cell table:style-name="Table2.A2" office:value-type="string">
            <text:p text:style-name="P18">Opt</text:p>
          </table:table-cell>
          <table:table-cell table:style-name="Table2.C2" office:value-type="string">
            <text:p text:style-name="P21">Alla decorrenza il versamento non e' piu' pagabile. Se non indicato, il versamento non scade mai.</text:p>
          </table:table-cell>
        </table:table-row>
        <table:table-row>
          <table:table-cell table:style-name="Table2.A10" office:value-type="string">
            <text:p text:style-name="P54">Causale</text:p>
          </table:table-cell>
          <table:table-cell table:style-name="Table2.A2" office:value-type="string">
            <text:p text:style-name="P22">Obb</text:p>
          </table:table-cell>
          <table:table-cell table:style-name="Table2.C2" office:value-type="string">
            <text:p text:style-name="P22">Testo di causale presentato al cittadino al momento del pagamento presso il psp</text:p>
          </table:table-cell>
        </table:table-row>
        <table:table-row>
          <table:table-cell table:style-name="Table2.A10" office:value-type="string">
            <text:p text:style-name="P53">Note</text:p>
          </table:table-cell>
          <table:table-cell table:style-name="Table2.A2" office:value-type="string">
            <text:p text:style-name="P20">Opt</text:p>
          </table:table-cell>
          <table:table-cell table:style-name="Table2.C2" office:value-type="string">
            <text:p text:style-name="P20">Stringa libera associata al versamento <text:span text:style-name="T32">ad uso dell'ente. Max 512 caratteri</text:span></text:p>
          </table:table-cell>
        </table:table-row>
      </table:table>
      <text:p text:style-name="P64"/>
      <text:p text:style-name="P48">Struttura del messaggio di risposta</text:p>
      <table:table table:name="Table5" table:style-name="Table5">
        <table:table-column table:style-name="Table5.A"/>
        <table:table-column table:style-name="Table5.B"/>
        <table:table-column table:style-name="Table5.C"/>
        <table:table-row>
          <table:table-cell table:style-name="Table5.A1" office:value-type="string">
            <text:p text:style-name="P53">IdOperazione</text:p>
          </table:table-cell>
          <table:table-cell table:style-name="Table5.A1" office:value-type="string">
            <text:p text:style-name="P14">Obb</text:p>
          </table:table-cell>
          <table:table-cell table:style-name="Table5.C1" office:value-type="string">
            <text:p text:style-name="P21">Identificativo dell'operazione in GovPay</text:p>
          </table:table-cell>
        </table:table-row>
        <table:table-row>
          <table:table-cell table:style-name="Table5.A2" office:value-type="string">
            <text:p text:style-name="P53">Esito</text:p>
          </table:table-cell>
          <table:table-cell table:style-name="Table5.A2" office:value-type="string">
            <text:p text:style-name="P16">Obb</text:p>
          </table:table-cell>
          <table:table-cell table:style-name="Table5.C2" office:value-type="string">
            <text:p text:style-name="P21">OK o descrizione dell'errore</text:p>
          </table:table-cell>
        </table:table-row>
        <table:table-row>
          <table:table-cell table:style-name="Table5.A2" office:value-type="string">
            <text:p text:style-name="P53">Iuv</text:p>
          </table:table-cell>
          <table:table-cell table:style-name="Table5.A2" office:value-type="string">
            <text:p text:style-name="P16">O<text:span text:style-name="T32">pt</text:span></text:p>
          </table:table-cell>
          <table:table-cell table:style-name="Table5.C2" office:value-type="string">
            <text:p text:style-name="P21">Presente se esito OK</text:p>
          </table:table-cell>
        </table:table-row>
        <table:table-row>
          <table:table-cell table:style-name="Table5.A2" office:value-type="string">
            <text:p text:style-name="P53">QrCode</text:p>
          </table:table-cell>
          <table:table-cell table:style-name="Table5.A2" office:value-type="string">
            <text:p text:style-name="P16">O<text:span text:style-name="T32">pt</text:span></text:p>
          </table:table-cell>
          <table:table-cell table:style-name="Table5.C2" office:value-type="string">
            <text:p text:style-name="P18">Stringa da codificare nel QrCode dell'avviso, <text:span text:style-name="T32">presente se esito OK</text:span></text:p>
          </table:table-cell>
        </table:table-row>
        <table:table-row>
          <table:table-cell table:style-name="Table5.A2" office:value-type="string">
            <text:p text:style-name="P53">BarCode</text:p>
          </table:table-cell>
          <table:table-cell table:style-name="Table5.A2" office:value-type="string">
            <text:p text:style-name="P17">O<text:span text:style-name="T32">pt</text:span></text:p>
          </table:table-cell>
          <table:table-cell table:style-name="Table5.C2" office:value-type="string">
            <text:p text:style-name="P18">Stringa da codificare nel BarCode dell'avviso, <text:span text:style-name="T32">presente se esito OK</text:span></text:p>
          </table:table-cell>
        </table:table-row>
      </table:table>
      <text:p text:style-name="P48"/>
      <text:p text:style-name="P47">Logica di caricamento:</text:p>
      <text:list xml:id="list3391044039936050874" text:style-name="L1">
        <text:list-item>
          <text:p text:style-name="P79">Ciascun versamento <text:span text:style-name="T12">del </text:span>viene inserito in GovPay. Se già presente va a sostituire il versamento esistente. </text:p>
          <text:list>
            <text:list-item>
              <text:p text:style-name="P80">Se l'operazione si completa con successo, il campo esito viene valorizzato con OK. Il campo IUV conterrà il codice identificativo sul circuito PagoPA necessario alla stampa dell'avviso. In caso di ripeturi caricamenti dello stesso versamento, lo IUV <text:span text:style-name="T32">reso sara' sempre lo stesso</text:span>.</text:p>
            </text:list-item>
            <text:list-item>
              <text:p text:style-name="P81">In caso di errori di caricamento, il campo esito viene valorizzato con un codice identificativo dell'errore rilevato <text:span text:style-name="T32">ed una descrizione.</text:span> Gli altri <text:soft-page-break/>campi <text:span text:style-name="T32">non saranno </text:span>valorizzati. <text:span text:style-name="T35">Fa eccezione l'errore di aggiornamento di un versamento gia' pagato, in cui i campi opzionali sono comunque valorizzati.</text:span></text:p>
            </text:list-item>
            <text:list-item>
              <text:p text:style-name="P82">Un aggiornamento ad importo 0 <text:span text:style-name="T38">equivale ad annulare i</text:span>l versamento. <text:span text:style-name="T38">Non e' possibile inserire un nuovo versamento ad importo 0 o annullare un versamento che non esiste.</text:span></text:p>
            </text:list-item>
          </text:list>
        </text:list-item>
        <text:list-item>
          <text:p text:style-name="P79">Indicare una scadenza implica che dalla sua decorrenza un <text:span text:style-name="T13">eventuale </text:span>tentativo di pagamento fallisce <text:span text:style-name="T13">come</text:span> “Pagamento Scaduto” </text:p>
        </text:list-item>
      </text:list>
      <text:p text:style-name="P49">Descrizione:</text:p>
      <text:p text:style-name="P50">Una PA aderente, tramite intermediario che ha adottato GovPay per realizzare la propria infrastruttura di pagamento, può utilizzare <text:span text:style-name="T16">il servizio di caricamento</text:span> per alimentare l'archivio dei pagamenti in attesa di GovPay, se la logica semplificata <text:span text:style-name="T14">offerta </text:span>è sufficiente alle necessità <text:span text:style-name="T14">di gestione </text:span>dei tributi trattati.</text:p>
      <text:p text:style-name="P50">L'operatore della PA, tramite il servizio di caricamento, inserisce i versamenti nell'archivio dei pagamenti in attesa. In risposta ottiene il codice IUV assegnato ed i relativi QRCode e BarCode. Con queste informazioni provvede a stampare l'Avviso di Pagamento<text:note text:id="ftn2" text:note-class="footnote"><text:note-citation>2</text:note-citation><text:note-body><text:p text:style-name="P65"><text:span text:style-name="T28"><text:s/></text:span><text:span text:style-name="T29">L'Avviso di pagamento analogico nel sistema PagoPA</text:span><text:span text:style-name="T14">:</text:span></text:p><text:p text:style-name="P66"><text:s text:c="4"/><text:a xlink:type="simple" xlink:href="http://www.agid.gov.it/sites/default/files/regole_tecniche/guidatecnica_avvisoanalogico_1_0_1_0.pdf" text:style-name="Internet_20_link" text:visited-style-name="Visited_20_Internet_20_Link">http://www.agid.gov.it/sites/default/files/regole_tecniche/guidatecnica_avvisoanalogico_1_0_1_0.pdf</text:a></text:p></text:note-body></text:note>, il documento <text:span text:style-name="T16">analogico </text:span>necessario per consentire al contribuente di recarsi presso i prestatori di servizi di pagamento aderenti a PagoPA ed effetturare il pagamento dovuto.</text:p>
      <text:p text:style-name="P50">Alla decorrenza dei termini di pagamento, l'operatore ha la possibilità di aggiornare i versamenti caricandoli nuovamente, <text:span text:style-name="T15">modificando</text:span> <text:span text:style-name="T16">importi e scadenze</text:span> <text:span text:style-name="T15">secondo </text:span>necessità. Anche in questo caso vengono restituiti i dati <text:span text:style-name="T16">aggiornati </text:span>per la stampa dell'avviso, <text:span text:style-name="T16">ma si ricorda che l'avviso originale non perde validità e continua ad essere usabile per il pagamento</text:span>. </text:p>
      <text:p text:style-name="P62"><text:span text:style-name="T10">L'operazione di caricamento </text:span><text:span text:style-name="T11">è</text:span><text:span text:style-name="T10"> idempotente, quindi non ci sono problematiche dovute ad eventuali caricamenti duplicati.</text:span></text:p>
      <text:p text:style-name="P83"/>
      <text:h text:style-name="P75" text:outline-level="2"><text:bookmark-start text:name="__RefHeading___Toc13906_611478579"/><text:span text:style-name="T20">Operazione lista degli estratti conto disponibili</text:span><text:bookmark-end text:name="__RefHeading___Toc13906_611478579"/></text:h>
      <text:p text:style-name="P97"><text:span text:style-name="T45">GET</text:span>: /govpay/rs/caricatore/<text:span text:style-name="T44">estrattoConto/{codDominio}</text:span></text:p>
      <text:p text:style-name="P93"><text:span text:style-name="T20">L'operazione</text:span> di <text:span text:style-name="T44">lista </text:span>estratt<text:span text:style-name="T44">i</text:span> conto <text:span text:style-name="T44">disponibili </text:span>permette di acquisire <text:span text:style-name="T44">la lista degli estratti conto generati da Govpay secondo la configurazione del sistema, per il codice dominio specificato nella URL.</text:span></text:p>
      <text:p text:style-name="P93"/>
      <text:p text:style-name="P95">La risposta presenta, in JSON, una lista di nomi file rappresentanti gli identificativi degli estratti conto generati da Govpay per il dominio specificato in input. Ciascuno puo' essere recuperato tramite l'operazione “<text:span text:style-name="T20">Acquisizione di un estratto conto” </text:span>descritta nel paragrafo successivo</text:p>
      <text:h text:style-name="P77" text:outline-level="2"><text:soft-page-break/><text:span text:style-name="T20">Operazione Acquisizione di un estratto conto</text:span></text:h>
      <text:p text:style-name="P96"><text:span text:style-name="T45">GET</text:span>: /govpay/rs/caricatore/<text:span text:style-name="T44">estrattoConto/{codDominio}/{nomeFile}</text:span></text:p>
      <text:p text:style-name="P94"><text:span text:style-name="T20">L'operazione</text:span> di <text:span text:style-name="T45">acquisizione </text:span>estratt<text:span text:style-name="T44">i</text:span> conto <text:span text:style-name="T44">disponibili </text:span>permette di acquisire <text:span text:style-name="T45">un estratto conto generato da Govpay, specificando il codice dominio e il nome file dell'estratto conto.</text:span></text:p>
      <text:p text:style-name="P94"/>
      <text:p text:style-name="P101">Il risultato sara' un file CSV avente la seguente struttura:</text:p>
      <text:p text:style-name="P101"/>
      <table:table table:name="Table8" table:style-name="Table8">
        <table:table-column table:style-name="Table8.A"/>
        <table:table-column table:style-name="Table8.B"/>
        <table:table-column table:style-name="Table8.C"/>
        <table:table-row>
          <table:table-cell table:style-name="Table8.A1" office:value-type="string">
            <text:p text:style-name="P89">Identificativo Versamento</text:p>
          </table:table-cell>
          <table:table-cell table:style-name="Table8.A1" office:value-type="string">
            <text:p text:style-name="P107">Obb</text:p>
          </table:table-cell>
          <table:table-cell table:style-name="Table8.C1" office:value-type="string">
            <text:p text:style-name="P113">Identificativo del singolo pagamento nel dominio dell'ente creditore</text:p>
          </table:table-cell>
        </table:table-row>
        <table:table-row>
          <table:table-cell table:style-name="Table8.A2" office:value-type="string">
            <text:p text:style-name="P90">Iuv</text:p>
          </table:table-cell>
          <table:table-cell table:style-name="Table8.A2" office:value-type="string">
            <text:p text:style-name="P108">Obb</text:p>
          </table:table-cell>
          <table:table-cell table:style-name="Table8.C2" office:value-type="string">
            <text:p text:style-name="P113">Identificativo univoco del versamento PagoPA oggetto del pagamento</text:p>
          </table:table-cell>
        </table:table-row>
        <table:table-row>
          <table:table-cell table:style-name="Table8.A2" office:value-type="string">
            <text:p text:style-name="P90">Importo Pagato</text:p>
          </table:table-cell>
          <table:table-cell table:style-name="Table8.A2" office:value-type="string">
            <text:p text:style-name="P107">Obb</text:p>
          </table:table-cell>
          <table:table-cell table:style-name="Table8.C2" office:value-type="string">
            <text:p text:style-name="P113">Importo transato</text:p>
          </table:table-cell>
        </table:table-row>
        <table:table-row>
          <table:table-cell table:style-name="Table8.A2" office:value-type="string">
            <text:p text:style-name="P88">dataPagamento</text:p>
          </table:table-cell>
          <table:table-cell table:style-name="Table8.A2" office:value-type="string">
            <text:p text:style-name="P107">Obb</text:p>
          </table:table-cell>
          <table:table-cell table:style-name="Table8.C2" office:value-type="string">
            <text:p text:style-name="P112">Data di esecuzione del pagamento</text:p>
          </table:table-cell>
        </table:table-row>
        <table:table-row>
          <table:table-cell table:style-name="Table8.A2" office:value-type="string">
            <text:p text:style-name="P90">Codice Riversamento</text:p>
          </table:table-cell>
          <table:table-cell table:style-name="Table8.A2" office:value-type="string">
            <text:p text:style-name="P107">Obb</text:p>
          </table:table-cell>
          <table:table-cell table:style-name="Table8.C2" office:value-type="string">
            <text:p text:style-name="P113">Identificativo dell'operazione di pagamento presso la banca debitrice</text:p>
          </table:table-cell>
        </table:table-row>
        <table:table-row>
          <table:table-cell table:style-name="Table8.A2" office:value-type="string">
            <text:p text:style-name="P90">Codice Rendicontazione</text:p>
          </table:table-cell>
          <table:table-cell table:style-name="Table8.A2" office:value-type="string">
            <text:p text:style-name="P108">O<text:span text:style-name="T42">pt</text:span></text:p>
          </table:table-cell>
          <table:table-cell table:style-name="Table8.C2" office:value-type="string">
            <text:p text:style-name="P113">Identificativo del flusso di rendicontazione AgID. Presente solo in caso di pagamento rendicontato</text:p>
          </table:table-cell>
        </table:table-row>
        <table:table-row>
          <table:table-cell table:style-name="Table8.A2" office:value-type="string">
            <text:p text:style-name="P90">Note</text:p>
          </table:table-cell>
          <table:table-cell table:style-name="Table8.A2" office:value-type="string">
            <text:p text:style-name="P108">O<text:span text:style-name="T42">pt</text:span></text:p>
          </table:table-cell>
          <table:table-cell table:style-name="Table8.C2" office:value-type="string">
            <text:p text:style-name="P113">Note del versamento</text:p>
          </table:table-cell>
        </table:table-row>
        <table:table-row>
          <table:table-cell table:style-name="Table8.A2" office:value-type="string">
            <text:p text:style-name="P90">Bic Riversamento</text:p>
          </table:table-cell>
          <table:table-cell table:style-name="Table8.A2" office:value-type="string">
            <text:p text:style-name="P108">O<text:span text:style-name="T42">pt</text:span></text:p>
          </table:table-cell>
          <table:table-cell table:style-name="Table8.C2" office:value-type="string">
            <text:p text:style-name="P113">Codice BIC della banca debitrice. Presente solo in caso di pagamento rendicontato.</text:p>
          </table:table-cell>
        </table:table-row>
        <table:table-row>
          <table:table-cell table:style-name="Table8.A2" office:value-type="string">
            <text:p text:style-name="P90">Id Regolamento</text:p>
          </table:table-cell>
          <table:table-cell table:style-name="Table8.A2" office:value-type="string">
            <text:p text:style-name="P107">Obb</text:p>
          </table:table-cell>
          <table:table-cell table:style-name="Table8.C2" office:value-type="string">
            <text:p text:style-name="P113">Identificativo dell'operazione di regolamento contabile</text:p>
          </table:table-cell>
        </table:table-row>
        <table:table-row>
          <table:table-cell table:style-name="Table8.A2" office:value-type="string">
            <text:p text:style-name="P90">Iban Accredito</text:p>
          </table:table-cell>
          <table:table-cell table:style-name="Table8.A2" office:value-type="string">
            <text:p text:style-name="P108">Obb</text:p>
          </table:table-cell>
          <table:table-cell table:style-name="Table8.C2" office:value-type="string">
            <text:p text:style-name="P113">Iban di accredito del pagamento</text:p>
          </table:table-cell>
        </table:table-row>
      </table:table>
      <text:p text:style-name="P101"/>
      <text:h text:style-name="P78" text:outline-level="2">Ricerca di pagamenti</text:h>
      <text:p text:style-name="P99">POST: /govpay/rs/caricatore/<text:span text:style-name="T44">estrattoConto</text:span></text:p>
      <text:p text:style-name="P100"/>
      <text:p text:style-name="P102">L'operazione di ricerca pagamenti permette di ricercare i pagamenti effettuati specificando in input il codice fiscale della PA, la data di inizio dell'estratto conto e la data di fine dell'estratto conto, opzionalmente si puo' specificare la pagina, che permette di ottenere i risultati paginati rispetto a </text:p>
      <text:p text:style-name="P84">Struttura del messaggio di richiesta</text:p>
      <table:table table:name="Table6" table:style-name="Table6">
        <table:table-column table:style-name="Table6.A"/>
        <table:table-column table:style-name="Table6.B"/>
        <table:table-column table:style-name="Table6.C"/>
        <table:table-row>
          <table:table-cell table:style-name="Table6.A1" office:value-type="string">
            <text:p text:style-name="P85"><text:span text:style-name="T42">c</text:span>odice<text:span text:style-name="T42">C</text:span>reditore</text:p>
          </table:table-cell>
          <table:table-cell table:style-name="Table6.A1" office:value-type="string">
            <text:p text:style-name="P103">Obb</text:p>
          </table:table-cell>
          <table:table-cell table:style-name="Table6.C1" office:value-type="string">
            <text:p text:style-name="P103">Codice fiscale della PA</text:p>
          </table:table-cell>
        </table:table-row>
        <table:table-row>
          <table:table-cell table:style-name="Table6.A2" office:value-type="string">
            <text:p text:style-name="P86">DataInizio</text:p>
          </table:table-cell>
          <table:table-cell table:style-name="Table6.A2" office:value-type="string">
            <text:p text:style-name="P109">Obb</text:p>
          </table:table-cell>
          <table:table-cell table:style-name="Table6.C2" office:value-type="string">
            <text:p text:style-name="P109">Data di inizio dell'estratto conto</text:p>
          </table:table-cell>
        </table:table-row>
        <text:soft-page-break/>
        <table:table-row>
          <table:table-cell table:style-name="Table6.A2" office:value-type="string">
            <text:p text:style-name="P87">dataFine</text:p>
          </table:table-cell>
          <table:table-cell table:style-name="Table6.A2" office:value-type="string">
            <text:p text:style-name="P104">Obb</text:p>
          </table:table-cell>
          <table:table-cell table:style-name="Table6.C2" office:value-type="string">
            <text:p text:style-name="P109">Data di <text:span text:style-name="T42">fine</text:span> dell'estratto conto</text:p>
          </table:table-cell>
        </table:table-row>
        <table:table-row>
          <table:table-cell table:style-name="Table6.A2" office:value-type="string">
            <text:p text:style-name="P87">Pagina</text:p>
          </table:table-cell>
          <table:table-cell table:style-name="Table6.A2" office:value-type="string">
            <text:p text:style-name="P110">Opt</text:p>
          </table:table-cell>
          <table:table-cell table:style-name="Table6.C2" office:value-type="string">
            <text:p text:style-name="P110">Numero di pagina dei risultati</text:p>
          </table:table-cell>
        </table:table-row>
      </table:table>
      <text:p text:style-name="P91"/>
      <text:p text:style-name="P92">Il messaggio di risposta presenta un numero massimo di risultati dipendente dalla configurazione del sistema (per default 50). Ciascun risultato presenta la seguente struttura: </text:p>
      <table:table table:name="Table7" table:style-name="Table7">
        <table:table-column table:style-name="Table7.A"/>
        <table:table-column table:style-name="Table7.B"/>
        <table:table-column table:style-name="Table7.C"/>
        <table:table-row>
          <table:table-cell table:style-name="Table7.A1" office:value-type="string">
            <text:p text:style-name="P87">codBicRiversamento</text:p>
          </table:table-cell>
          <table:table-cell table:style-name="Table7.A1" office:value-type="string">
            <text:p text:style-name="P106">O<text:span text:style-name="T42">pt</text:span></text:p>
          </table:table-cell>
          <table:table-cell table:style-name="Table7.C1" office:value-type="string">
            <text:p text:style-name="P111">Codice BIC della banca debitrice. Presente solo in caso di pagamento rendicontato.</text:p>
          </table:table-cell>
        </table:table-row>
        <table:table-row>
          <table:table-cell table:style-name="Table7.A2" office:value-type="string">
            <text:p text:style-name="P87">codFlussoRendicontazione</text:p>
          </table:table-cell>
          <table:table-cell table:style-name="Table7.A2" office:value-type="string">
            <text:p text:style-name="P105">O<text:span text:style-name="T43">pt</text:span></text:p>
          </table:table-cell>
          <table:table-cell table:style-name="Table7.C2" office:value-type="string">
            <text:p text:style-name="P111">Identificativo del flusso di rendicontazione AgID. Presente solo in caso di pagamento rendicontato</text:p>
          </table:table-cell>
        </table:table-row>
        <table:table-row>
          <table:table-cell table:style-name="Table7.A2" office:value-type="string">
            <text:p text:style-name="P87">codSingoloVersamentoEnte</text:p>
          </table:table-cell>
          <table:table-cell table:style-name="Table7.A2" office:value-type="string">
            <text:p text:style-name="P106">Obb</text:p>
          </table:table-cell>
          <table:table-cell table:style-name="Table7.C2" office:value-type="string">
            <text:p text:style-name="P111">Identificativo del singolo pagamento nel dominio dell'ente creditore</text:p>
          </table:table-cell>
        </table:table-row>
        <table:table-row>
          <table:table-cell table:style-name="Table7.A2" office:value-type="string">
            <text:p text:style-name="P87">dataPagamento</text:p>
          </table:table-cell>
          <table:table-cell table:style-name="Table7.A2" office:value-type="string">
            <text:p text:style-name="P106">Obb</text:p>
          </table:table-cell>
          <table:table-cell table:style-name="Table7.C2" office:value-type="string">
            <text:p text:style-name="P111">Data di esecuzione del pagamento</text:p>
          </table:table-cell>
        </table:table-row>
        <table:table-row>
          <table:table-cell table:style-name="Table7.A2" office:value-type="string">
            <text:p text:style-name="P87">ibanAccredito</text:p>
          </table:table-cell>
          <table:table-cell table:style-name="Table7.A2" office:value-type="string">
            <text:p text:style-name="P106">Obb</text:p>
          </table:table-cell>
          <table:table-cell table:style-name="Table7.C2" office:value-type="string">
            <text:p text:style-name="P111">Iban di accredito del pagamento </text:p>
          </table:table-cell>
        </table:table-row>
        <table:table-row>
          <table:table-cell table:style-name="Table7.A2" office:value-type="string">
            <text:p text:style-name="P87">idRegolamento</text:p>
          </table:table-cell>
          <table:table-cell table:style-name="Table7.A2" office:value-type="string">
            <text:p text:style-name="P106">Obb</text:p>
          </table:table-cell>
          <table:table-cell table:style-name="Table7.C2" office:value-type="string">
            <text:p text:style-name="P111">Identificativo dell'operazione di regolamento contabile</text:p>
          </table:table-cell>
        </table:table-row>
        <table:table-row>
          <table:table-cell table:style-name="Table7.A2" office:value-type="string">
            <text:p text:style-name="P87">importoPagato</text:p>
          </table:table-cell>
          <table:table-cell table:style-name="Table7.A2" office:value-type="string">
            <text:p text:style-name="P106">Obb</text:p>
          </table:table-cell>
          <table:table-cell table:style-name="Table7.C2" office:value-type="string">
            <text:p text:style-name="P111">Importo transato</text:p>
          </table:table-cell>
        </table:table-row>
        <table:table-row>
          <table:table-cell table:style-name="Table7.A2" office:value-type="string">
            <text:p text:style-name="P87">iur</text:p>
          </table:table-cell>
          <table:table-cell table:style-name="Table7.A2" office:value-type="string">
            <text:p text:style-name="P106">Obb</text:p>
          </table:table-cell>
          <table:table-cell table:style-name="Table7.C2" office:value-type="string">
            <text:p text:style-name="P111">Identificativo dell'operazione di pagamento presso la banca debitrice</text:p>
          </table:table-cell>
        </table:table-row>
        <table:table-row>
          <table:table-cell table:style-name="Table7.A2" office:value-type="string">
            <text:p text:style-name="P87">iuv</text:p>
          </table:table-cell>
          <table:table-cell table:style-name="Table7.A2" office:value-type="string">
            <text:p text:style-name="P106">Obb</text:p>
          </table:table-cell>
          <table:table-cell table:style-name="Table7.C2" office:value-type="string">
            <text:p text:style-name="P111">Identificativo univoco del versamento PagoPA oggetto del pagamento</text:p>
          </table:table-cell>
        </table:table-row>
        <table:table-row>
          <table:table-cell table:style-name="Table7.A2" office:value-type="string">
            <text:p text:style-name="P87">note</text:p>
          </table:table-cell>
          <table:table-cell table:style-name="Table7.A2" office:value-type="string">
            <text:p text:style-name="P106">O<text:span text:style-name="T42">pt</text:span></text:p>
          </table:table-cell>
          <table:table-cell table:style-name="Table7.C2" office:value-type="string">
            <text:p text:style-name="P111">Note del versamento</text:p>
          </table:table-cell>
        </table:table-row>
      </table:table>
      <text:p text:style-name="P84"/>
      <text:h text:style-name="P73" text:outline-level="1"><text:bookmark-start text:name="__RefHeading___Toc13908_611478579"/>Use case <text:bookmark-end text:name="__RefHeading___Toc13908_611478579"/></text:h>
      <text:h text:style-name="P75" text:outline-level="2"><text:bookmark-start text:name="__RefHeading___Toc13910_611478579"/>Inserimento <text:span text:style-name="T17">nuovi versamenti</text:span><text:bookmark-end text:name="__RefHeading___Toc13910_611478579"/></text:h>
      <text:p text:style-name="P51"><text:span text:style-name="T36">Gli applicativi della</text:span> PA <text:span text:style-name="T36">alimentano l'archivio dei pagamenti in attesa </text:span>esegue<text:span text:style-name="T36">ndo</text:span> una chiamata al servizio di caricamento <text:span text:style-name="T37">per ciascun versamento:</text:span></text:p>
      <table:table table:name="Table15" table:style-name="Table15">
        <table:table-column table:style-name="Table15.A"/>
        <table:table-column table:style-name="Table15.B"/>
        <table:table-row>
          <table:table-cell table:style-name="Table15.A1" office:value-type="string">
            <text:p text:style-name="P52">Codice creditore</text:p>
          </table:table-cell>
          <table:table-cell table:style-name="Table15.B1" office:value-type="string">
            <text:p text:style-name="P15">01234567890</text:p>
          </table:table-cell>
        </table:table-row>
        <table:table-row>
          <table:table-cell table:style-name="Table15.A2" office:value-type="string">
            <text:p text:style-name="P52">Codice tributo</text:p>
          </table:table-cell>
          <table:table-cell table:style-name="Table15.B2" office:value-type="string">
            <text:p text:style-name="P15">TARI</text:p>
          </table:table-cell>
        </table:table-row>
        <table:table-row>
          <table:table-cell table:style-name="Table15.A2" office:value-type="string">
            <text:p text:style-name="P52">Codice fiscale contribuente</text:p>
          </table:table-cell>
          <table:table-cell table:style-name="Table15.B2" office:value-type="string">
            <text:p text:style-name="P15">RSSMRA75L01H501A</text:p>
          </table:table-cell>
        </table:table-row>
        <table:table-row>
          <table:table-cell table:style-name="Table15.A2" office:value-type="string">
            <text:p text:style-name="P52">Anagrafica contribuente</text:p>
          </table:table-cell>
          <table:table-cell table:style-name="Table15.B2" office:value-type="string">
            <text:p text:style-name="P15">Rossi Mario</text:p>
          </table:table-cell>
        </table:table-row>
        <table:table-row>
          <table:table-cell table:style-name="Table15.A2" office:value-type="string">
            <text:p text:style-name="P54">Identificativo debito</text:p>
          </table:table-cell>
          <table:table-cell table:style-name="Table15.B2" office:value-type="string">
            <text:p text:style-name="P15"><text:span text:style-name="T33">TARI</text:span>2017RSSMRA75L01H501A</text:p>
          </table:table-cell>
        </table:table-row>
        <table:table-row>
          <table:table-cell table:style-name="Table15.A2" office:value-type="string">
            <text:p text:style-name="P54">Identificativo versamento</text:p>
          </table:table-cell>
          <table:table-cell table:style-name="Table15.B2" office:value-type="string">
            <text:p text:style-name="P15"><text:span text:style-name="T33">TARI</text:span>2017RSSMRA75L01H501A<text:span text:style-name="T33">R1</text:span></text:p>
          </table:table-cell>
        </table:table-row>
        <table:table-row>
          <table:table-cell table:style-name="Table15.A7" office:value-type="string">
            <text:p text:style-name="P52">Importo<text:soft-page-break/></text:p>
          </table:table-cell>
          <table:table-cell table:style-name="Table15.B2" office:value-type="string">
            <text:p text:style-name="P15">63</text:p>
          </table:table-cell>
        </table:table-row>
        <table:table-row>
          <table:table-cell table:style-name="Table15.A7" office:value-type="string">
            <text:p text:style-name="P52">Data scadenza</text:p>
          </table:table-cell>
          <table:table-cell table:style-name="Table15.B2" office:value-type="string">
            <text:p text:style-name="P15">2017/03/31</text:p>
          </table:table-cell>
        </table:table-row>
        <table:table-row>
          <table:table-cell table:style-name="Table15.A9" office:value-type="string">
            <text:p text:style-name="P54">Causale</text:p>
          </table:table-cell>
          <table:table-cell table:style-name="Table15.B2" office:value-type="string">
            <text:p text:style-name="P22">Prima rata TARI anno 2017</text:p>
          </table:table-cell>
        </table:table-row>
        <table:table-row>
          <table:table-cell table:style-name="Table15.A9" office:value-type="string">
            <text:p text:style-name="P54">Note</text:p>
          </table:table-cell>
          <table:table-cell table:style-name="Table15.B2" office:value-type="string">
            <text:p text:style-name="P15"><text:span text:style-name="T33">TARI,</text:span>2017,RSSMRA75L01H501A,<text:span text:style-name="T33">63,.......</text:span></text:p>
          </table:table-cell>
        </table:table-row>
      </table:table>
      <text:p text:style-name="P39"/>
      <text:p text:style-name="P59"><text:span text:style-name="T35">In assenza di errori</text:span> (eg. autorizzazione negata, versamento gia' pagato, etc..), si ottiene una risposta come la seguente:</text:p>
      <text:p text:style-name="P51"/>
      <table:table table:name="Table16" table:style-name="Table16">
        <table:table-column table:style-name="Table16.A"/>
        <table:table-column table:style-name="Table16.B"/>
        <table:table-row>
          <table:table-cell table:style-name="Table16.A1" office:value-type="string">
            <text:p text:style-name="P53">IdOperazione</text:p>
          </table:table-cell>
          <table:table-cell table:style-name="Table16.B1" office:value-type="string">
            <text:p text:style-name="P22">087a6617-28b8-466c-9845-6425710988e8</text:p>
          </table:table-cell>
        </table:table-row>
        <table:table-row>
          <table:table-cell table:style-name="Table16.A2" office:value-type="string">
            <text:p text:style-name="P53">Esito</text:p>
          </table:table-cell>
          <table:table-cell table:style-name="Table16.B2" office:value-type="string">
            <text:p text:style-name="P21">OK</text:p>
          </table:table-cell>
        </table:table-row>
        <table:table-row>
          <table:table-cell table:style-name="Table16.A2" office:value-type="string">
            <text:p text:style-name="P53">Iuv</text:p>
          </table:table-cell>
          <table:table-cell table:style-name="Table16.B2" office:value-type="string">
            <text:p text:style-name="P23">0000034567123</text:p>
          </table:table-cell>
        </table:table-row>
        <table:table-row>
          <table:table-cell table:style-name="Table16.A2" office:value-type="string">
            <text:p text:style-name="P53">QrCode</text:p>
          </table:table-cell>
          <table:table-cell table:style-name="Table16.B2" office:value-type="string">
            <text:p text:style-name="P23"><text:span text:style-name="T18">PAGOPA|</text:span>01|0|0000034567123|....</text:p>
          </table:table-cell>
        </table:table-row>
        <table:table-row>
          <table:table-cell table:style-name="Table16.A2" office:value-type="string">
            <text:p text:style-name="P53">BarCode</text:p>
          </table:table-cell>
          <table:table-cell table:style-name="Table16.B2" office:value-type="string">
            <text:p text:style-name="P23">0100000034567123.....</text:p>
          </table:table-cell>
        </table:table-row>
      </table:table>
      <text:p text:style-name="P39"/>
      <text:p text:style-name="P42">Con le informazioni ottenute la PA stampa <text:span text:style-name="T33">l'avviso di pagamento e lo consegna al contribuente.</text:span></text:p>
      <text:p text:style-name="P42"/>
      <text:p text:style-name="P35">Disaster recovery: <text:span text:style-name="T7">in caso di perdita di dati della PA, il caricatore puo' inviare nuovamente i tracciati gia' caricati </text:span><text:span text:style-name="T9">in precedenza </text:span><text:span text:style-name="T7">ottenendo gli </text:span><text:span text:style-name="T9">stessi </text:span><text:span text:style-name="T7">IUV </text:span><text:span text:style-name="T9">generati nei caricamenti originali</text:span><text:span text:style-name="T7">. Alcuni caricamenti potrebbero fallire perche' nel frattempo </text:span><text:span text:style-name="T9">il debito e' stato </text:span><text:span text:style-name="T7">pagat</text:span><text:span text:style-name="T9">o</text:span><text:span text:style-name="T7">.</text:span></text:p>
      <text:h text:style-name="P75" text:outline-level="2"><text:bookmark-start text:name="__RefHeading___Toc13912_611478579"/>Aggiornamento versamenti<text:bookmark-end text:name="__RefHeading___Toc13912_611478579"/></text:h>
      <text:p text:style-name="P41">Se si presenta la necessita di modificare un versamento, e' sufficiente inviare una nuova richiesta di caricamento preservando l'identificativo di versamento <text:span text:style-name="T35">dell'originale</text:span>. Se non si presentano errori si ottiene una risposta del tutto analoga a quella di inserimento. Lo IUV associato sara' sempre lo stesso, rendendo l'avviso valido anche dopo aggiornamenti del versamento.</text:p>
      <text:h text:style-name="P75" text:outline-level="2"><text:bookmark-start text:name="__RefHeading___Toc13914_611478579"/>Acquisizione estratto conto<text:bookmark-end text:name="__RefHeading___Toc13914_611478579"/></text:h>
      <text:p text:style-name="P61">Gli operatori possiono acquisire i dati dei pagamenti ricevuti da GovPay per l'ente creditore tramite il servizio di estratto conto</text:p>
      <text:p text:style-name="P34">Disaster recovery: <text:span text:style-name="T7">in caso di perdita di dati della PA, </text:span><text:span text:style-name="T8">l'operatore puo' sempre acquisir</text:span><text:span text:style-name="T9">e gli estratto conto in qualsiasi momento.</text:span></text:p>
      <text:h text:style-name="P76" text:outline-level="2"><text:bookmark-start text:name="__RefHeading___Toc13916_611478579"/>Riconciliazione<text:bookmark-end text:name="__RefHeading___Toc13916_611478579"/></text:h>
      <text:p text:style-name="P46">La banca tesoriera della PA invia il giornale di cassa del cc di accredito dei <text:soft-page-break/>tributi versati per la riconciliazione degli importi.</text:p>
      <text:p text:style-name="P46">Da specifica AgID, per ciascuna voce di accredito il giornale di cassa presenterà o lo IUV del versamento (modalità <text:span text:style-name="T19">di riversamento singola) oppure il codice di rendicontazione (modalità di riversamento multipla). Per la riconciliazione del primo caso, la PA deve ricercare il pagamento che presenta lo IUV indicato.Per la riconciliazione del secondo caso, la PA deve ricercare tutti i pagamenti che presentano il codice rendicontazione indica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0.5in" fo:margin-bottom="0.0835in" loext:contextual-spacing="false" style:line-height-at-least="0.1665in"/>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0984in" fo:margin-right="0in" fo:margin-top="0.0835in" fo:margin-bottom="0in" loext:contextual-spacing="false" fo:text-align="justify" style:justify-single-word="false" fo:orphans="0" fo:widows="0" fo:text-indent="0.1972in"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25in" fo:margin-bottom="0.0417in"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0417in" fo:margin-bottom="0.0417in"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igura" style:family="paragraph" style:parent-style-name="Caption" style:master-page-name="">
      <style:paragraph-properties fo:margin-left="0.0398in" fo:margin-right="0in" fo:text-indent="0in"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139in" fo:margin-bottom="0in"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0972in" fo:margin-bottom="0in"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space" fo:text-indent="-0.6in" fo:margin-left="0.6in"/>
        </style:list-level-properties>
      </text:outline-level-style>
      <text:outline-level-style text:level="5" style:num-format="">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space" fo:text-indent="-0.9in" fo:margin-left="0.9in"/>
        </style:list-level-properties>
      </text:outline-level-style>
      <text:outline-level-style text:level="8" style:num-format="">
        <style:list-level-properties text:list-level-position-and-space-mode="label-alignment">
          <style:list-level-label-alignment text:label-followed-by="space" fo:text-indent="-1in" fo:margin-left="1in"/>
        </style:list-level-properties>
      </text:outline-level-style>
      <text:outline-level-style text:level="9" style:num-format="">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space"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102in" fo:text-indent="-0.2602in" fo:margin-left="0.5102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102in" fo:text-indent="-0.2602in" fo:margin-left="0.5102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4925in" fo:text-indent="-0.25in" fo:margin-left="1.492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9925in" fo:text-indent="-0.25in" fo:margin-left="2.99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9925in" fo:text-indent="-0.25in" fo:margin-left="3.99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4925in" fo:text-indent="-0.25in" fo:margin-left="4.492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9925in"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417in" fo:text-indent="-0.1252in" fo:margin-left="1.5417in"/>
        </style:list-level-properties>
      </text:list-level-style-number>
      <text:list-level-style-number text:level="4"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417in" fo:text-indent="-0.1252in" fo:margin-left="3.0417in"/>
        </style:list-level-properties>
      </text:list-level-style-number>
      <text:list-level-style-number text:level="7" style:num-suffix="." style:num-format="1">
        <style:list-level-properties text:list-level-position-and-space-mode="label-alignment">
          <style:list-level-label-alignment text:label-followed-by="listtab" text:list-tab-stop-position="3.5417in" fo:text-indent="-0.25in" fo:margin-left="3.5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417in" fo:text-indent="-0.25in" fo:margin-left="4.04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417in"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6931in" table:align="margins"/>
    </style:style>
    <style:style style:name="Table3.A" style:family="table-column">
      <style:table-column-properties style:column-width="0.9431in" style:rel-column-width="9233*"/>
    </style:style>
    <style:style style:name="Table3.B" style:family="table-column">
      <style:table-column-properties style:column-width="2.5458in" style:rel-column-width="24927*"/>
    </style:style>
    <style:style style:name="Table3.C" style:family="table-column">
      <style:table-column-properties style:column-width="3.2042in" style:rel-column-width="31375*"/>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4" style:family="table">
      <style:table-properties style:width="6.6931in" table:align="margins"/>
    </style:style>
    <style:style style:name="Table4.A" style:family="table-column">
      <style:table-column-properties style:column-width="1.1806in" style:rel-column-width="11559*"/>
    </style:style>
    <style:style style:name="Table4.B" style:family="table-column">
      <style:table-column-properties style:column-width="4.5972in" style:rel-column-width="45013*"/>
    </style:style>
    <style:style style:name="Table4.C" style:family="table-column">
      <style:table-column-properties style:column-width="0.9153in" style:rel-column-width="8963*"/>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618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7799in" fo:margin-left="0in" fo:margin-right="0in" fo:margin-bottom="0.3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93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0209in" fo:margin-left="0in" fo:margin-right="0in" fo:margin-bottom="0.1965in"/>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Integrazione REST</text:user-defined></text:p>
              <text:p text:style-name="MP4"><text:span text:style-name="MT1">Rev. </text:span><text:span text:style-name="MT2"><text:user-defined style:data-style-name="N0" text:name="Versione Documento">1.0</text:user-defined></text:span><text:span text:style-name="MT1"> del </text:span><text:span text:style-name="MT2"><text:user-defined style:data-style-name="N36" text:name="Data Redazione">01/06/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Rest</text:user-defined></text:p>
            </table:table-cell>
            <table:table-cell table:style-name="Table4.A1" office:value-type="string">
              <text:p text:style-name="MP5"><text:span text:style-name="MT3">Ver. </text:span><text:span text:style-name="MT3"><text:user-defined style:data-style-name="N0" text:name="Versione Documento">1.0</text:user-defined></text:span><text:span text:style-name="MT3"> del </text:span><text:span text:style-name="MT3"><text:user-defined style:data-style-name="N36" text:name="Data Redazione">01/06/2016</text:user-defined></text:span></text:p>
            </table:table-cell>
            <table:table-cell table:style-name="Table4.C1" office:value-type="string">
              <text:p text:style-name="MP6"><text:page-number text:select-page="current">9</text:page-number> / <text:page-count>9</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in" svg:y="-0.4374in" svg:width="6.6929in" svg:height="0.8929in"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49:56.013606546</meta:creation-date>
    <meta:editing-cycles>1</meta:editing-cycles>
    <meta:editing-duration>P0D</meta:editing-duration>
    <meta:generator>LibreOffice/5.0.5.2$Linux_X86_64 LibreOffice_project/00$Build-2</meta:generator>
    <dc:title>GovPay Loader - Analisi Funzionale</dc:title>
    <dc:subject>Analisi delle funzionalità necessarie al caricamento massivo di tributi</dc:subject>
    <meta:document-statistic meta:table-count="11" meta:image-count="1" meta:object-count="0" meta:page-count="9" meta:paragraph-count="237" meta:word-count="1619" meta:character-count="11603" meta:non-whitespace-character-count="10218"/>
    <meta:user-defined meta:name="Approvato da">Tito Flagella</meta:user-defined>
    <meta:user-defined meta:name="Data Approvazione" meta:value-type="date">2016-06-02</meta:user-defined>
    <meta:user-defined meta:name="Data Redazione" meta:value-type="date">2016-06-01</meta:user-defined>
    <meta:user-defined meta:name="Descrizione Progetto">Servizi di Intermediazione al Nodo dei Pagamenti della PA</meta:user-defined>
    <meta:user-defined meta:name="Progetto" meta:value-type="string">GovPay</meta:user-defined>
    <meta:user-defined meta:name="Redatto da" meta:value-type="string">Lorenzo Nardi</meta:user-defined>
    <meta:user-defined meta:name="Sigla Documento" meta:value-type="string">GovPay-Rest</meta:user-defined>
    <meta:user-defined meta:name="Sigla Progetto" meta:value-type="string">GovPay</meta:user-defined>
    <meta:user-defined meta:name="Titolo Documento" meta:value-type="string">Manuale Integrazione REST</meta:user-defined>
    <meta:user-defined meta:name="Versione Documento" meta:value-type="string">1.0</meta:user-defined>
    <meta:user-defined meta:name="Versione Prodotto" meta:value-type="string">2.2</meta:user-defined>
  </office:meta>
</office:document-meta>
</file>